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217E47D0.png" manifest:media-type="image/png"/>
  <manifest:file-entry manifest:full-path="Pictures/10000000000003200000025819812F21.png" manifest:media-type="image/png"/>
  <manifest:file-entry manifest:full-path="Pictures/10000000000002FD000001F2825FF84D.png" manifest:media-type="image/png"/>
  <manifest:file-entry manifest:full-path="Pictures/1000000000000137000001672429248D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2.5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fo:min-height="4.563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outline1">
      <style:graphic-properties draw:auto-grow-height="true" fo:min-height="12.18cm"/>
    </style:style>
    <style:style style:name="P1" style:family="paragraph">
      <style:text-properties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size="24pt" style:font-size-asian="24pt" style:font-size-complex="24pt"/>
    </style:style>
    <style:style style:name="P4" style:family="paragraph">
      <style:paragraph-properties fo:text-align="start"/>
    </style:style>
    <style:style style:name="T1" style:family="text">
      <style:text-properties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T2" style:family="text">
      <style:text-properties fo:color="#ffffff" fo:font-size="24pt" style:font-size-asian="24pt" style:font-size-complex="24pt"/>
    </style:style>
    <style:style style:name="T3" style:family="text">
      <style:text-properties fo:color="#ffff00" fo:font-family="標楷體" style:font-family-generic="script" style:font-pitch="fixed" fo:font-size="24pt" style:font-family-asian="標楷體" style:font-family-generic-asian="script" style:font-pitch-asian="fixed" style:font-size-asian="24pt" style:font-size-complex="24pt"/>
    </style:style>
    <style:style style:name="T4" style:family="text">
      <style:text-properties fo:color="#ffff00" fo:font-family="標楷體" style:font-family-generic="script" style:font-pitch="fixed" fo:font-size="24pt" style:font-family-asian="標楷體" style:font-family-generic-asian="script" style:font-pitch-asian="fixed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4.563cm" svg:x="1.4cm" svg:y="0.837cm" presentation:class="subtitle" presentation:user-transformed="true">
          <draw:text-box>
            <text:p><text:span text:style-name="T1">開放</text:span><text:span text:style-name="T1">FPGA</text:span><text:span text:style-name="T1">的工具鏈</text:span></text:p>
          </draw:text-box>
        </draw:frame>
        <draw:frame draw:style-name="gr1" draw:text-style-name="P3" draw:layer="layout" svg:width="20.822cm" svg:height="7.72cm" svg:x="3.778cm" svg:y="6.28cm">
          <draw:text-box>
            <text:p text:style-name="P2"><text:span text:style-name="T2">專案：開放</text:span><text:span text:style-name="T2">FPGA</text:span><text:span text:style-name="T2">電腦創世紀黑客松</text:span></text:p>
            <text:p text:style-name="P2"><text:span text:style-name="T2"><text:line-break/></text:span><text:span text:style-name="T2">時間：</text:span><text:span text:style-name="T2">2014 </text:span><text:span text:style-name="T2">年暑假 </text:span><text:span text:style-name="T2">7</text:span><text:span text:style-name="T2">月</text:span><text:span text:style-name="T2">7</text:span><text:span text:style-name="T2">日 </text:span><text:span text:style-name="T2">- 8</text:span><text:span text:style-name="T2">月</text:span><text:span text:style-name="T2">29</text:span><text:span text:style-name="T2">日</text:span><text:span text:style-name="T2"><text:line-break/></text:span><text:span text:style-name="T2"/></text:p>
            <text:p text:style-name="P2"><text:span text:style-name="T2">地點：暫定為成大蘇文鈺教授實驗室</text:span></text:p>
            <text:p text:style-name="P2"><text:span text:style-name="T2"/></text:p>
            <text:p text:style-name="P2"><text:span text:style-name="T2">歡迎隨時參加、隨時離開、絕對自由、不要給自己壓力</text:span></text:p>
          </draw:text-box>
        </draw:frame>
        <draw:frame draw:style-name="gr2" draw:text-style-name="P4" draw:layer="layout" svg:width="26.105cm" svg:height="2.784cm" svg:x="0.695cm" svg:y="16cm">
          <draw:text-box>
            <text:p text:style-name="P4"><text:span text:style-name="T3">社團：</text:span><text:span text:style-name="T3"><text:a xlink:href="https://www.facebook.com/groups/OpenFPGAComputerPhone/">https://www.facebook.com/groups/OpenFPGAComputerPhone/</text:a></text:span></text:p>
            <text:p text:style-name="P4"><text:span text:style-name="T3">活動：</text:span><text:span text:style-name="T3">https://www.facebook.com/events/246351135551434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參考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How to Build an Open Source FPGA Toolchain</text:p>
                <text:list>
                  <text:list-item>
                    <text:p>by Milkymist</text:p>
                  </text:list-item>
                  <text:list-item>
                    <text:p>http://lekernel.net/fpga_toolchain_talk.pdf </text:p>
                  </text:list-item>
                </text:list>
              </text:list-item>
              <text:list-item>
                <text:p>OpenSource 工具鏈</text:p>
                <text:list>
                  <text:list-item>
                    <text:p><text:a xlink:href="https://code.google.com/p/vtr-verilog-to-routing/">https://code.google.com/p/vtr-verilog-to-routing/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整體大架構</text:p>
          </draw:text-box>
        </draw:frame>
        <draw:frame draw:style-name="gr4" draw:text-style-name="P2" draw:layer="layout" svg:width="11.085cm" svg:height="12.131cm" svg:x="8.115cm" svg:y="6.469cm">
          <draw:image xlink:href="Pictures/100000000000013700000167242924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ynthesis</text:p>
          </draw:text-box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draw:frame draw:style-name="gr4" draw:text-style-name="P2" draw:layer="layout" svg:width="21.293cm" svg:height="12.977cm" svg:x="3.907cm" svg:y="5.623cm">
          <draw:image xlink:href="Pictures/10000000000002FD000001F2825FF8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誠摯的邀請武林各界的熱血好漢</text:p>
          </draw:text-box>
        </draw:frame>
        <draw:frame presentation:style-name="pr6" draw:text-style-name="P2" draw:layer="layout" svg:width="26.2cm" svg:height="12.661cm" svg:x="0.6cm" svg:y="6.014cm" presentation:class="outline" presentation:user-transformed="true">
          <draw:text-box>
            <text:p text:style-name="P2"><text:span text:style-name="T1">加入</text:span></text:p>
            <text:p text:style-name="P2"><text:span text:style-name="T1"/></text:p>
            <text:p text:style-name="P2"><text:span text:style-name="T1">開放</text:span><text:span text:style-name="T1">FPGA</text:span><text:span text:style-name="T1">電腦創世紀黑客松</text:span></text:p>
            <text:p text:style-name="P2"><text:span text:style-name="T1"/></text:p>
            <text:p text:style-name="P4"><text:span text:style-name="T4">社團：</text:span><text:span text:style-name="T4"><text:a xlink:href="https://www.facebook.com/groups/OpenFPGAComputerPhone/">https://www.facebook.com/groups/OpenFPGAComputerPhone/</text:a></text:span></text:p>
            <text:p text:style-name="P4"><text:span text:style-name="T4">活動：</text:span><text:span text:style-name="T4">https://www.facebook.com/events/246351135551434/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9T14:19:12.91</meta:creation-date>
    <dc:date>2014-04-24T20:15:55.43</dc:date>
    <meta:editing-duration>PT18H53M32S</meta:editing-duration>
    <meta:editing-cycles>124</meta:editing-cycles>
    <meta:generator>LibreOffice/3.5$Windows_x86 LibreOffice_project/7122e39-92ed229-498d286-15e43b4-d70da21</meta:generator>
    <meta:document-statistic meta:object-count="65"/>
  </office:meta>
</office:document-meta>
</file>